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mputation_std" table:style-name="ta1">
        <table:shapes>
          <draw:frame draw:z-index="0" draw:style-name="gr1" draw:text-style-name="P1" svg:width="15.999cm" svg:height="8.999cm" svg:x="0.1cm" svg:y="3.261cm">
            <draw:object draw:notify-on-update-of-ranges="imputation_std.A1:imputation_std.A1 imputation_std.A2:imputation_std.A7 imputation_std.B1:imputation_std.B1 imputation_std.B2:imputation_std.B7 imputation_std.C1:imputation_std.C1 imputation_std.C2:imputation_std.C7 imputation_std.D1:imputation_std.D1 imputation_std.D2:imputation_std.D7 imputation_std.E1:imputation_std.E1 imputation_std.E2:imputation_std.E7 imputation_std.F1:imputation_std.F1 imputation_std.F2:imputation_std.F7 imputation_std.G1:imputation_std.G1 imputation_std.G2:imputation_std.G7 imputation_std.H1:imputation_std.H1 imputation_std.H2:imputation_std.H7 imputation_std.I1:imputation_std.I1 imputation_std.I2:imputation_std.I7 imputation_std.J1:imputation_std.J1 imputation_std.J2:imputation_std.J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true valu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knn_iter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knn (n=1)</text:p>
          </table:table-cell>
          <table:table-cell office:value-type="string" calcext:value-type="string">
            <text:p>knn (n=50)</text:p>
          </table:table-cell>
        </table:table-row>
        <table:table-row table:style-name="ro1">
          <table:table-cell office:value-type="string" calcext:value-type="string">
            <text:p>mirna</text:p>
          </table:table-cell>
          <table:table-cell office:value-type="float" office:value="0.832" calcext:value-type="float">
            <text:p>0.832</text:p>
          </table:table-cell>
          <table:table-cell office:value-type="float" office:value="0.288" calcext:value-type="float">
            <text:p>0.288</text:p>
          </table:table-cell>
          <table:table-cell office:value-type="float" office:value="0.0256703790345246" calcext:value-type="float">
            <text:p>0.025670379034525</text:p>
          </table:table-cell>
          <table:table-cell office:value-type="float" office:value="0.0626332370877985" calcext:value-type="float">
            <text:p>0.062633237087799</text:p>
          </table:table-cell>
          <table:table-cell office:value-type="float" office:value="0.0258762797072086" calcext:value-type="float">
            <text:p>0.025876279707209</text:p>
          </table:table-cell>
          <table:table-cell office:value-type="float" office:value="0.147926503630918" calcext:value-type="float">
            <text:p>0.147926503630918</text:p>
          </table:table-cell>
          <table:table-cell office:value-type="float" office:value="0.270024348397159" calcext:value-type="float">
            <text:p>0.270024348397159</text:p>
          </table:table-cell>
          <table:table-cell office:value-type="float" office:value="1.01068594965833" calcext:value-type="float">
            <text:p>1.01068594965833</text:p>
          </table:table-cell>
          <table:table-cell office:value-type="float" office:value="0.254654898091317" calcext:value-type="float">
            <text:p>0.254654898091317</text:p>
          </table:table-cell>
        </table:table-row>
        <table:table-row table:style-name="ro1">
          <table:table-cell office:value-type="string" calcext:value-type="string">
            <text:p>meth</text:p>
          </table:table-cell>
          <table:table-cell office:value-type="float" office:value="0.928" calcext:value-type="float">
            <text:p>0.928</text:p>
          </table:table-cell>
          <table:table-cell office:value-type="float" office:value="0.289" calcext:value-type="float">
            <text:p>0.289</text:p>
          </table:table-cell>
          <table:table-cell office:value-type="float" office:value="0.0266495990703444" calcext:value-type="float">
            <text:p>0.026649599070345</text:p>
          </table:table-cell>
          <table:table-cell office:value-type="float" office:value="0.188917072209918" calcext:value-type="float">
            <text:p>0.188917072209918</text:p>
          </table:table-cell>
          <table:table-cell office:value-type="float" office:value="0.0285721228914401" calcext:value-type="float">
            <text:p>0.02857212289144</text:p>
          </table:table-cell>
          <table:table-cell office:value-type="float" office:value="0.206095117797938" calcext:value-type="float">
            <text:p>0.206095117797938</text:p>
          </table:table-cell>
          <table:table-cell office:value-type="float" office:value="0.202126881046879" calcext:value-type="float">
            <text:p>0.202126881046879</text:p>
          </table:table-cell>
          <table:table-cell office:value-type="float" office:value="0.727337698726033" calcext:value-type="float">
            <text:p>0.727337698726033</text:p>
          </table:table-cell>
          <table:table-cell office:value-type="float" office:value="0.204403489323037" calcext:value-type="float">
            <text:p>0.204403489323037</text:p>
          </table:table-cell>
        </table:table-row>
        <table:table-row table:style-name="ro1">
          <table:table-cell office:value-type="string" calcext:value-type="string">
            <text:p>mrna</text:p>
          </table:table-cell>
          <table:table-cell office:value-type="float" office:value="0.967" calcext:value-type="float">
            <text:p>0.967</text:p>
          </table:table-cell>
          <table:table-cell office:value-type="float" office:value="0.288" calcext:value-type="float">
            <text:p>0.288</text:p>
          </table:table-cell>
          <table:table-cell office:value-type="float" office:value="0.0284708812414608" calcext:value-type="float">
            <text:p>0.028470881241461</text:p>
          </table:table-cell>
          <table:table-cell office:value-type="float" office:value="0.0913966059447116" calcext:value-type="float">
            <text:p>0.091396605944712</text:p>
          </table:table-cell>
          <table:table-cell office:value-type="float" office:value="0.0296018833856493" calcext:value-type="float">
            <text:p>0.029601883385649</text:p>
          </table:table-cell>
          <table:table-cell office:value-type="float" office:value="0.233666368965905" calcext:value-type="float">
            <text:p>0.233666368965905</text:p>
          </table:table-cell>
          <table:table-cell office:value-type="float" office:value="0.211683668507423" calcext:value-type="float">
            <text:p>0.211683668507423</text:p>
          </table:table-cell>
          <table:table-cell office:value-type="float" office:value="0.834391691147068" calcext:value-type="float">
            <text:p>0.834391691147068</text:p>
          </table:table-cell>
          <table:table-cell office:value-type="float" office:value="0.264084742860928" calcext:value-type="float">
            <text:p>0.264084742860928</text:p>
          </table:table-cell>
        </table:table-row>
        <table:table-row table:style-name="ro1">
          <table:table-cell office:value-type="string" calcext:value-type="string">
            <text:p>mirna+meth</text:p>
          </table:table-cell>
          <table:table-cell office:value-type="float" office:value="0.909" calcext:value-type="float">
            <text:p>0.909</text:p>
          </table:table-cell>
          <table:table-cell office:value-type="float" office:value="0.289" calcext:value-type="float">
            <text:p>0.289</text:p>
          </table:table-cell>
          <table:table-cell office:value-type="float" office:value="0.0266963788824348" calcext:value-type="float">
            <text:p>0.026696378882435</text:p>
          </table:table-cell>
          <table:table-cell office:value-type="float" office:value="0.20512286344547" calcext:value-type="float">
            <text:p>0.20512286344547</text:p>
          </table:table-cell>
          <table:table-cell office:value-type="float" office:value="0.0278129953830439" calcext:value-type="float">
            <text:p>0.027812995383044</text:p>
          </table:table-cell>
          <table:table-cell office:value-type="float" office:value="0.214064965143797" calcext:value-type="float">
            <text:p>0.214064965143797</text:p>
          </table:table-cell>
          <table:table-cell office:value-type="float" office:value="0.203315070626331" calcext:value-type="float">
            <text:p>0.203315070626331</text:p>
          </table:table-cell>
          <table:table-cell office:value-type="float" office:value="0.770698308463138" calcext:value-type="float">
            <text:p>0.770698308463138</text:p>
          </table:table-cell>
          <table:table-cell office:value-type="float" office:value="0.226671225824455" calcext:value-type="float">
            <text:p>0.226671225824455</text:p>
          </table:table-cell>
        </table:table-row>
        <table:table-row table:style-name="ro1">
          <table:table-cell office:value-type="string" calcext:value-type="string">
            <text:p>meth+mrna</text:p>
          </table:table-cell>
          <table:table-cell office:value-type="float" office:value="0.948" calcext:value-type="float">
            <text:p>0.948</text:p>
          </table:table-cell>
          <table:table-cell office:value-type="float" office:value="0.289" calcext:value-type="float">
            <text:p>0.289</text:p>
          </table:table-cell>
          <table:table-cell office:value-type="float" office:value="0.0296563168303536" calcext:value-type="float">
            <text:p>0.029656316830354</text:p>
          </table:table-cell>
          <table:table-cell office:value-type="float" office:value="0.14920633119799" calcext:value-type="float">
            <text:p>0.14920633119799</text:p>
          </table:table-cell>
          <table:table-cell office:value-type="float" office:value="0.0297218702790201" calcext:value-type="float">
            <text:p>0.02972187027902</text:p>
          </table:table-cell>
          <table:table-cell office:value-type="float" office:value="0.222337751445618" calcext:value-type="float">
            <text:p>0.222337751445618</text:p>
          </table:table-cell>
          <table:table-cell office:value-type="float" office:value="0.202790806530616" calcext:value-type="float">
            <text:p>0.202790806530616</text:p>
          </table:table-cell>
          <table:table-cell office:value-type="float" office:value="0.862681280589106" calcext:value-type="float">
            <text:p>0.862681280589106</text:p>
          </table:table-cell>
          <table:table-cell office:value-type="float" office:value="0.21868432595644" calcext:value-type="float">
            <text:p>0.21868432595644</text:p>
          </table:table-cell>
        </table:table-row>
        <table:table-row table:style-name="ro1">
          <table:table-cell office:value-type="string" calcext:value-type="string">
            <text:p>mrna+mirna</text:p>
          </table:table-cell>
          <table:table-cell office:value-type="float" office:value="0.941" calcext:value-type="float">
            <text:p>0.941</text:p>
          </table:table-cell>
          <table:table-cell office:value-type="float" office:value="0.289" calcext:value-type="float">
            <text:p>0.289</text:p>
          </table:table-cell>
          <table:table-cell office:value-type="float" office:value="0.030552497670992" calcext:value-type="float">
            <text:p>0.030552497670992</text:p>
          </table:table-cell>
          <table:table-cell office:value-type="float" office:value="0.132824976916546" calcext:value-type="float">
            <text:p>0.132824976916546</text:p>
          </table:table-cell>
          <table:table-cell office:value-type="float" office:value="0.031521244444936" calcext:value-type="float">
            <text:p>0.031521244444936</text:p>
          </table:table-cell>
          <table:table-cell office:value-type="float" office:value="0.237277839115318" calcext:value-type="float">
            <text:p>0.237277839115318</text:p>
          </table:table-cell>
          <table:table-cell office:value-type="float" office:value="0.201801304641193" calcext:value-type="float">
            <text:p>0.201801304641193</text:p>
          </table:table-cell>
          <table:table-cell office:value-type="float" office:value="0.854168760055172" calcext:value-type="float">
            <text:p>0.854168760055172</text:p>
          </table:table-cell>
          <table:table-cell office:value-type="float" office:value="0.267180799230624" calcext:value-type="float">
            <text:p>0.267180799230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9T00:12:34.664436294</dc:date>
    <dc:creator>Aditya Jeevannavar</dc:creator>
    <meta:editing-duration>PT5M30S</meta:editing-duration>
    <meta:editing-cycles>1</meta:editing-cycles>
    <meta:document-statistic meta:table-count="1" meta:cell-count="6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2.209cm" style:legend-expansion="high" chart:style-name="ch2"/>
        <chart:plot-area chart:style-name="ch3" table:cell-range-address="imputation_std.A1:imputation_std.J7" chart:data-source-has-labels="both" svg:x="0.32cm" svg:y="0.18cm" svg:width="12.488cm" svg:height="8.64cm">
          <chartooo:coordinate-region svg:x="1.047cm" svg:y="0.38cm" svg:width="11.761cm" svg:height="7.793cm"/>
          <chart:axis chart:dimension="x" chart:name="primary-x" chart:style-name="ch4" chartooo:axis-type="auto">
            <chartooo:date-scale/>
            <chart:categories table:cell-range-address="imputation_std.A2:imputation_std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putation_std.B2:imputation_std.B7" chart:label-cell-address="imputation_std.B1:imputation_std.B1" chart:class="chart:bar">
            <chart:data-point chart:repeated="6"/>
          </chart:series>
          <chart:series chart:style-name="ch8" chart:values-cell-range-address="imputation_std.C2:imputation_std.C7" chart:label-cell-address="imputation_std.C1:imputation_std.C1" chart:class="chart:bar">
            <chart:data-point chart:repeated="6"/>
          </chart:series>
          <chart:series chart:style-name="ch9" chart:values-cell-range-address="imputation_std.D2:imputation_std.D7" chart:label-cell-address="imputation_std.D1:imputation_std.D1" chart:class="chart:bar">
            <chart:data-point chart:repeated="6"/>
          </chart:series>
          <chart:series chart:style-name="ch10" chart:values-cell-range-address="imputation_std.E2:imputation_std.E7" chart:label-cell-address="imputation_std.E1:imputation_std.E1" chart:class="chart:bar">
            <chart:data-point chart:repeated="6"/>
          </chart:series>
          <chart:series chart:style-name="ch11" chart:values-cell-range-address="imputation_std.F2:imputation_std.F7" chart:label-cell-address="imputation_std.F1:imputation_std.F1" chart:class="chart:bar">
            <chart:data-point chart:repeated="6"/>
          </chart:series>
          <chart:series chart:style-name="ch12" chart:values-cell-range-address="imputation_std.G2:imputation_std.G7" chart:label-cell-address="imputation_std.G1:imputation_std.G1" chart:class="chart:bar">
            <chart:data-point chart:repeated="6"/>
          </chart:series>
          <chart:series chart:style-name="ch13" chart:values-cell-range-address="imputation_std.H2:imputation_std.H7" chart:label-cell-address="imputation_std.H1:imputation_std.H1" chart:class="chart:bar">
            <chart:data-point chart:repeated="6"/>
          </chart:series>
          <chart:series chart:style-name="ch14" chart:values-cell-range-address="imputation_std.I2:imputation_std.I7" chart:label-cell-address="imputation_std.I1:imputation_std.I1" chart:class="chart:bar">
            <chart:data-point chart:repeated="6"/>
          </chart:series>
          <chart:series chart:style-name="ch15" chart:values-cell-range-address="imputation_std.J2:imputation_std.J7" chart:label-cell-address="imputation_std.J1:imputation_std.J1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alue</text:p>
                <draw:g>
                  <svg:desc>imputation_std.B1:imputation_std.B1</svg:desc>
                </draw:g>
              </table:table-cell>
              <table:table-cell office:value-type="string">
                <text:p>random</text:p>
                <draw:g>
                  <svg:desc>imputation_std.C1:imputation_std.C1</svg:desc>
                </draw:g>
              </table:table-cell>
              <table:table-cell office:value-type="string">
                <text:p>mean</text:p>
                <draw:g>
                  <svg:desc>imputation_std.D1:imputation_std.D1</svg:desc>
                </draw:g>
              </table:table-cell>
              <table:table-cell office:value-type="string">
                <text:p>median</text:p>
                <draw:g>
                  <svg:desc>imputation_std.E1:imputation_std.E1</svg:desc>
                </draw:g>
              </table:table-cell>
              <table:table-cell office:value-type="string">
                <text:p>elasticnet</text:p>
                <draw:g>
                  <svg:desc>imputation_std.F1:imputation_std.F1</svg:desc>
                </draw:g>
              </table:table-cell>
              <table:table-cell office:value-type="string">
                <text:p>knn_iter</text:p>
                <draw:g>
                  <svg:desc>imputation_std.G1:imputation_std.G1</svg:desc>
                </draw:g>
              </table:table-cell>
              <table:table-cell office:value-type="string">
                <text:p>random forest</text:p>
                <draw:g>
                  <svg:desc>imputation_std.H1:imputation_std.H1</svg:desc>
                </draw:g>
              </table:table-cell>
              <table:table-cell office:value-type="string">
                <text:p>knn (n=1)</text:p>
                <draw:g>
                  <svg:desc>imputation_std.I1:imputation_std.I1</svg:desc>
                </draw:g>
              </table:table-cell>
              <table:table-cell office:value-type="string">
                <text:p>knn (n=50)</text:p>
                <draw:g>
                  <svg:desc>imputation_std.J1:imputation_st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rna</text:p>
                <draw:g>
                  <svg:desc>imputation_std.A2:imputation_std.A7</svg:desc>
                </draw:g>
              </table:table-cell>
              <table:table-cell office:value-type="float" office:value="0.832">
                <text:p>0.832</text:p>
                <draw:g>
                  <svg:desc>imputation_std.B2:imputation_std.B7</svg:desc>
                </draw:g>
              </table:table-cell>
              <table:table-cell office:value-type="float" office:value="0.288">
                <text:p>0.288</text:p>
                <draw:g>
                  <svg:desc>imputation_std.C2:imputation_std.C7</svg:desc>
                </draw:g>
              </table:table-cell>
              <table:table-cell office:value-type="float" office:value="0.0256703790345246">
                <text:p>0.0256703790345246</text:p>
                <draw:g>
                  <svg:desc>imputation_std.D2:imputation_std.D7</svg:desc>
                </draw:g>
              </table:table-cell>
              <table:table-cell office:value-type="float" office:value="0.0626332370877985">
                <text:p>0.0626332370877985</text:p>
                <draw:g>
                  <svg:desc>imputation_std.E2:imputation_std.E7</svg:desc>
                </draw:g>
              </table:table-cell>
              <table:table-cell office:value-type="float" office:value="0.0258762797072086">
                <text:p>0.0258762797072086</text:p>
                <draw:g>
                  <svg:desc>imputation_std.F2:imputation_std.F7</svg:desc>
                </draw:g>
              </table:table-cell>
              <table:table-cell office:value-type="float" office:value="0.147926503630918">
                <text:p>0.147926503630918</text:p>
                <draw:g>
                  <svg:desc>imputation_std.G2:imputation_std.G7</svg:desc>
                </draw:g>
              </table:table-cell>
              <table:table-cell office:value-type="float" office:value="0.270024348397159">
                <text:p>0.270024348397159</text:p>
                <draw:g>
                  <svg:desc>imputation_std.H2:imputation_std.H7</svg:desc>
                </draw:g>
              </table:table-cell>
              <table:table-cell office:value-type="float" office:value="1.01068594965833">
                <text:p>1.01068594965833</text:p>
                <draw:g>
                  <svg:desc>imputation_std.I2:imputation_std.I7</svg:desc>
                </draw:g>
              </table:table-cell>
              <table:table-cell office:value-type="float" office:value="0.254654898091317">
                <text:p>0.254654898091317</text:p>
                <draw:g>
                  <svg:desc>imputation_std.J2:imputation_std.J7</svg:desc>
                </draw:g>
              </table:table-cell>
            </table:table-row>
            <table:table-row>
              <table:table-cell office:value-type="string">
                <text:p>meth</text:p>
              </table:table-cell>
              <table:table-cell office:value-type="float" office:value="0.928">
                <text:p>0.928</text:p>
              </table:table-cell>
              <table:table-cell office:value-type="float" office:value="0.289">
                <text:p>0.289</text:p>
              </table:table-cell>
              <table:table-cell office:value-type="float" office:value="0.0266495990703444">
                <text:p>0.0266495990703444</text:p>
              </table:table-cell>
              <table:table-cell office:value-type="float" office:value="0.188917072209918">
                <text:p>0.188917072209918</text:p>
              </table:table-cell>
              <table:table-cell office:value-type="float" office:value="0.0285721228914401">
                <text:p>0.0285721228914401</text:p>
              </table:table-cell>
              <table:table-cell office:value-type="float" office:value="0.206095117797938">
                <text:p>0.206095117797938</text:p>
              </table:table-cell>
              <table:table-cell office:value-type="float" office:value="0.202126881046879">
                <text:p>0.202126881046879</text:p>
              </table:table-cell>
              <table:table-cell office:value-type="float" office:value="0.727337698726033">
                <text:p>0.727337698726033</text:p>
              </table:table-cell>
              <table:table-cell office:value-type="float" office:value="0.204403489323037">
                <text:p>0.204403489323037</text:p>
              </table:table-cell>
            </table:table-row>
            <table:table-row>
              <table:table-cell office:value-type="string">
                <text:p>mrna</text:p>
              </table:table-cell>
              <table:table-cell office:value-type="float" office:value="0.967">
                <text:p>0.967</text:p>
              </table:table-cell>
              <table:table-cell office:value-type="float" office:value="0.288">
                <text:p>0.288</text:p>
              </table:table-cell>
              <table:table-cell office:value-type="float" office:value="0.0284708812414608">
                <text:p>0.0284708812414608</text:p>
              </table:table-cell>
              <table:table-cell office:value-type="float" office:value="0.0913966059447116">
                <text:p>0.0913966059447116</text:p>
              </table:table-cell>
              <table:table-cell office:value-type="float" office:value="0.0296018833856493">
                <text:p>0.0296018833856493</text:p>
              </table:table-cell>
              <table:table-cell office:value-type="float" office:value="0.233666368965905">
                <text:p>0.233666368965905</text:p>
              </table:table-cell>
              <table:table-cell office:value-type="float" office:value="0.211683668507423">
                <text:p>0.211683668507423</text:p>
              </table:table-cell>
              <table:table-cell office:value-type="float" office:value="0.834391691147068">
                <text:p>0.834391691147068</text:p>
              </table:table-cell>
              <table:table-cell office:value-type="float" office:value="0.264084742860928">
                <text:p>0.264084742860928</text:p>
              </table:table-cell>
            </table:table-row>
            <table:table-row>
              <table:table-cell office:value-type="string">
                <text:p>mirna+meth</text:p>
              </table:table-cell>
              <table:table-cell office:value-type="float" office:value="0.909">
                <text:p>0.909</text:p>
              </table:table-cell>
              <table:table-cell office:value-type="float" office:value="0.289">
                <text:p>0.289</text:p>
              </table:table-cell>
              <table:table-cell office:value-type="float" office:value="0.0266963788824348">
                <text:p>0.0266963788824348</text:p>
              </table:table-cell>
              <table:table-cell office:value-type="float" office:value="0.20512286344547">
                <text:p>0.20512286344547</text:p>
              </table:table-cell>
              <table:table-cell office:value-type="float" office:value="0.0278129953830439">
                <text:p>0.0278129953830439</text:p>
              </table:table-cell>
              <table:table-cell office:value-type="float" office:value="0.214064965143797">
                <text:p>0.214064965143797</text:p>
              </table:table-cell>
              <table:table-cell office:value-type="float" office:value="0.203315070626331">
                <text:p>0.203315070626331</text:p>
              </table:table-cell>
              <table:table-cell office:value-type="float" office:value="0.770698308463138">
                <text:p>0.770698308463138</text:p>
              </table:table-cell>
              <table:table-cell office:value-type="float" office:value="0.226671225824455">
                <text:p>0.226671225824455</text:p>
              </table:table-cell>
            </table:table-row>
            <table:table-row>
              <table:table-cell office:value-type="string">
                <text:p>meth+mrna</text:p>
              </table:table-cell>
              <table:table-cell office:value-type="float" office:value="0.948">
                <text:p>0.948</text:p>
              </table:table-cell>
              <table:table-cell office:value-type="float" office:value="0.289">
                <text:p>0.289</text:p>
              </table:table-cell>
              <table:table-cell office:value-type="float" office:value="0.0296563168303536">
                <text:p>0.0296563168303536</text:p>
              </table:table-cell>
              <table:table-cell office:value-type="float" office:value="0.14920633119799">
                <text:p>0.14920633119799</text:p>
              </table:table-cell>
              <table:table-cell office:value-type="float" office:value="0.0297218702790201">
                <text:p>0.0297218702790201</text:p>
              </table:table-cell>
              <table:table-cell office:value-type="float" office:value="0.222337751445618">
                <text:p>0.222337751445618</text:p>
              </table:table-cell>
              <table:table-cell office:value-type="float" office:value="0.202790806530616">
                <text:p>0.202790806530616</text:p>
              </table:table-cell>
              <table:table-cell office:value-type="float" office:value="0.862681280589106">
                <text:p>0.862681280589106</text:p>
              </table:table-cell>
              <table:table-cell office:value-type="float" office:value="0.21868432595644">
                <text:p>0.21868432595644</text:p>
              </table:table-cell>
            </table:table-row>
            <table:table-row>
              <table:table-cell office:value-type="string">
                <text:p>mrna+mirna</text:p>
              </table:table-cell>
              <table:table-cell office:value-type="float" office:value="0.941">
                <text:p>0.941</text:p>
              </table:table-cell>
              <table:table-cell office:value-type="float" office:value="0.289">
                <text:p>0.289</text:p>
              </table:table-cell>
              <table:table-cell office:value-type="float" office:value="0.030552497670992">
                <text:p>0.030552497670992</text:p>
              </table:table-cell>
              <table:table-cell office:value-type="float" office:value="0.132824976916546">
                <text:p>0.132824976916546</text:p>
              </table:table-cell>
              <table:table-cell office:value-type="float" office:value="0.031521244444936">
                <text:p>0.031521244444936</text:p>
              </table:table-cell>
              <table:table-cell office:value-type="float" office:value="0.237277839115318">
                <text:p>0.237277839115318</text:p>
              </table:table-cell>
              <table:table-cell office:value-type="float" office:value="0.201801304641193">
                <text:p>0.201801304641193</text:p>
              </table:table-cell>
              <table:table-cell office:value-type="float" office:value="0.854168760055172">
                <text:p>0.854168760055172</text:p>
              </table:table-cell>
              <table:table-cell office:value-type="float" office:value="0.267180799230624">
                <text:p>0.2671807992306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